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4799in"/>
    </style:style>
    <style:style style:name="co7" style:family="table-column">
      <style:table-column-properties fo:break-before="auto" style:column-width="1.769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Item Health</text:p>
          </table:table-cell>
          <table:table-cell table:style-name="ce1" office:value-type="string" calcext:value-type="string">
            <text:p>Condition Loss</text:p>
            <text:p>Per Use</text:p>
          </table:table-cell>
          <table:table-cell table:style-name="ce1" office:value-type="string" calcext:value-type="string">
            <text:p>Affliction Name</text:p>
          </table:table-cell>
          <table:table-cell table:style-name="ce1" office:value-type="string" calcext:value-type="string">
            <text:p>Affliction Amount</text:p>
            <text:p>Per Use</text:p>
          </table:table-cell>
          <table:table-cell table:style-name="ce1" office:value-type="string" calcext:value-type="string">
            <text:p>Affliction Change</text:p>
            <text:p>Tota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ug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B2]/[.C2])*[.E2]" office:value-type="float" office:value="-1.25" calcext:value-type="float">
            <text:p>-1.25</text:p>
          </table:table-cell>
          <table:table-cell/>
        </table:table-row>
        <table:table-row table:style-name="ro2">
          <table:table-cell office:value-type="string" calcext:value-type="string">
            <text:p>Burge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B3]/[.C3])*[.E3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Hotdog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B4]/[.C4])*[.E4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Frie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B5]/[.C5])*[.E5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Protein Bar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B6]/[.C6])*[.E6]" office:value-type="float" office:value="-8.25" calcext:value-type="float">
            <text:p>-8.2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Protein Algae Cake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B7]/[.C7])*[.E7]" office:value-type="float" office:value="-9.9" calcext:value-type="float">
            <text:p>-9.9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RE - Crawl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" calcext:value-type="float">
            <text:p>-3</text:p>
          </table:table-cell>
          <table:table-cell table:formula="of:=([.B8]/[.C8])*[.E8]" office:value-type="float" office:value="-30" calcext:value-type="float">
            <text:p>-30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RE - Mudrapto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B9]/[.C9])*[.E9]" office:value-type="float" office:value="-35" calcext:value-type="float">
            <text:p>-3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RE - Hammerhead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4" calcext:value-type="float">
            <text:p>-4</text:p>
          </table:table-cell>
          <table:table-cell table:formula="of:=([.B10]/[.C10])*[.E10]" office:value-type="float" office:value="-40" calcext:value-type="float">
            <text:p>-40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RE - Thresh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B11]/[.C11])*[.E11]" office:value-type="float" office:value="-35" calcext:value-type="float">
            <text:p>-3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Bag of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9" calcext:value-type="float">
            <text:p>-0.9</text:p>
          </table:table-cell>
          <table:table-cell table:formula="of:=([.B12]/[.C12])*[.E12]" office:value-type="float" office:value="-8.91" calcext:value-type="float">
            <text:p>-8.91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Bag of Mutated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8" calcext:value-type="float">
            <text:p>-0.8</text:p>
          </table:table-cell>
          <table:table-cell table:formula="of:=([.B13]/[.C13])*[.E13]" office:value-type="float" office:value="-7.92" calcext:value-type="float">
            <text:p>-7.92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Brea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ger</text:p>
          </table:table-cell>
          <table:table-cell office:value-type="float" office:value="0.5" calcext:value-type="float">
            <text:p>0.5</text:p>
          </table:table-cell>
          <table:table-cell table:formula="of:=([.B14]/[.C14])*[.E14]" office:value-type="float" office:value="16.6666666666667" calcext:value-type="float">
            <text:p>16.6666666666667</text:p>
          </table:table-cell>
          <table:table-cell office:value-type="string" calcext:value-type="string">
            <text:p>Pending Rewo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8:33:15.610246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18:12:36.833066058</meta:creation-date>
    <meta:generator>LibreOffice/25.2.3.2$Linux_X86_64 LibreOffice_project/bbb074479178df812d175f709636b368952c2ce3</meta:generator>
    <dc:date>2025-06-14T18:51:04.755405509</dc:date>
    <meta:editing-duration>PT11M12S</meta:editing-duration>
    <meta:editing-cycles>2</meta:editing-cycles>
    <meta:document-statistic meta:table-count="1" meta:cell-count="94" meta:object-count="0"/>
  </office:meta>
</office:document-meta>
</file>